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ront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lide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ack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lide 2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 text:style-name="P3">Text on slide 2</text:p>
              </text:list-item>
            </text:list>
            <text:list text:style-name="L2"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initial-creator>Frode Johannesen</meta:initial-creator>
    <meta:creation-date>2007-10-23T15:00:41</meta:creation-date>
    <dc:creator>Frode Johannesen</dc:creator>
    <dc:date>2007-10-23T15:16:21</dc:date>
    <dc:language>en-US</dc:language>
    <meta:editing-cycles>2</meta:editing-cycles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